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pt"/>
    </style:style>
    <style:style style:name="co3" style:family="table-column">
      <style:table-column-properties fo:break-before="auto" style:column-width="88.3pt"/>
    </style:style>
    <style:style style:name="co4" style:family="table-column">
      <style:table-column-properties fo:break-before="auto" style:column-width="13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7pt" svg:height="255.09pt" svg:x="496.23pt" svg:y="110.64pt">
            <draw:object draw:notify-on-update-of-ranges="Sheet1.D3:Sheet1.D7 Sheet1.E3:Sheet1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table:number-columns-spanned="2" table:number-rows-spanned="1"/>
          <table:covered-table-cell/>
          <table:table-cell/>
          <table:table-cell office:value-type="string" calcext:value-type="string">
            <text:p>Ganho 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table:number-columns-repeated="3"/>
          <table:table-cell office:value-type="float" office:value="3.22" calcext:value-type="float">
            <text:p>3.22</text:p>
          </table:table-cell>
          <table:table-cell office:value-type="float" office:value="1.32" calcext:value-type="float">
            <text:p>1.32</text:p>
          </table:table-cell>
        </table:table-row>
      </table:table>
      <table:table table:name="Sheet2" table:style-name="ta1">
        <table:shapes>
          <draw:frame draw:z-index="0" draw:style-name="gr1" draw:text-style-name="P1" svg:width="453.6pt" svg:height="255.09pt" svg:x="368.28pt" svg:y="97.82pt">
            <draw:object draw:notify-on-update-of-ranges="Sheet2.A3:Sheet2.A13 Sheet2.B1:Sheet2.B2 Sheet2.B3:Sheet2.B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44" calcext:value-type="float">
            <text:p>1.44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number-columns-repeated="3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.18" calcext:value-type="float">
            <text:p>3.18</text:p>
          </table:table-cell>
          <table:table-cell table:number-columns-repeated="3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.52" calcext:value-type="float">
            <text:p>3.52</text:p>
          </table:table-cell>
          <table:table-cell table:number-columns-repeated="3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4.24" calcext:value-type="float">
            <text:p>4.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453.66pt" svg:height="255.09pt" svg:x="364.56pt" svg:y="65.82pt">
            <draw:object draw:notify-on-update-of-ranges="Sheet3.A3:Sheet3.A9 Sheet3.B3:Sheet3.B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56" calcext:value-type="float">
            <text:p>2.5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485.94pt" svg:y="95.07pt">
            <draw:object draw:notify-on-update-of-ranges="Sheet4.A3:Sheet4.A13 Sheet4.B3:Sheet4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 em tens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306" calcext:value-type="float">
            <text:p>0.306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392" calcext:value-type="float">
            <text:p>0.392</text:p>
          </table:table-cell>
          <table:table-cell table:number-columns-repeated="3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368" calcext:value-type="float">
            <text:p>0.368</text:p>
          </table:table-cell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6" calcext:value-type="float">
            <text:p>0.496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83.6pt" svg:height="271.56pt" svg:x="17.63pt" svg:y="211.21pt">
            <draw:object draw:notify-on-update-of-ranges="Sheet5.J3:Sheet5.J11 Sheet5.J1:Sheet5.J1 Sheet5.K3:Sheet5.K11 Sheet5.A4:Sheet5.A11 Sheet5.A1:Sheet5.A1 Sheet5.B4:Sheet5.B11 Sheet5.D3:Sheet5.D9 Sheet5.D1:Sheet5.D1 Sheet5.E3:Sheet5.E9 Sheet5.G3:Sheet5.G13 Sheet5.G1:Sheet5.G1 Sheet5.H3:Sheet5.H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v=2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Av=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v=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=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12" calcext:value-type="float">
            <text:p>0.31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76" calcext:value-type="float">
            <text:p>1.76</text:p>
          </table:table-cell>
          <table:table-cell table:number-columns-repeated="4"/>
          <table:table-cell office:value-type="float" office:value="2.14" calcext:value-type="float">
            <text:p>2.1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89" calcext:value-type="float">
            <text:p>1.89</text:p>
          </table:table-cell>
          <table:table-cell table:number-columns-repeated="4"/>
          <table:table-cell office:value-type="float" office:value="2.56" calcext:value-type="float">
            <text:p>2.56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.51" calcext:value-type="float">
            <text:p>3.51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 em tensã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4"/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68" calcext:value-type="float">
            <text:p>0.6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4"/>
          <table:table-cell office:value-type="float" office:value="1.48" calcext:value-type="float">
            <text:p>1.4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2.03" calcext:value-type="float">
            <text:p>2.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96" calcext:value-type="float">
            <text:p>0.96</text:p>
          </table:table-cell>
          <table:table-cell table:number-columns-repeated="4"/>
          <table:table-cell office:value-type="float" office:value="2.55" calcext:value-type="float">
            <text:p>2.5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22:56:21.090393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51:43.152982435</meta:creation-date>
    <dc:date>2018-05-21T23:10:20.901919761</dc:date>
    <meta:editing-duration>PT1H20M35S</meta:editing-duration>
    <meta:editing-cycles>4</meta:editing-cycles>
    <meta:generator>LibreOffice/6.0.3.2$Linux_X86_64 LibreOffice_project/00m0$Build-2</meta:generator>
    <meta:document-statistic meta:table-count="6" meta:cell-count="204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scatter" chart:style-name="ch1">
        <chart:legend svg:x="0cm" svg:y="0cm" style:legend-expansion="custom" chartooo:width="16.002cm" chartooo:height="9cm" style:legend-expansion-aspect-ratio="1.778" chart:style-name="ch2"/>
        <chart:plot-area chart:style-name="ch3" table:cell-range-address="Sheet1.D3:Sheet1.E7" svg:x="0.32cm" svg:y="0.18cm" svg:width="15.362cm" svg:height="8.64cm">
          <chartooo:coordinate-region svg:x="1.111cm" svg:y="0.384cm" svg:width="14.299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7" chart:class="chart:scatter">
            <chart:domain table:cell-range-address="Sheet1.D3:Sheet1.D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Sheet1.D3:Sheet1.D7</svg:desc>
                </draw:g>
              </table:table-cell>
              <table:table-cell office:value-type="float" office:value="0.096">
                <text:p>0.096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7">
                <text:p>2.1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2">
                <text:p>3.22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95cm" svg:y="3.944cm" style:legend-expansion="high" chart:style-name="ch2"/>
        <chart:plot-area chart:style-name="ch3" table:cell-range-address="Sheet4.A3:Sheet4.B13" svg:x="0.32cm" svg:y="0.18cm" svg:width="10.855cm" svg:height="8.64cm">
          <chartooo:coordinate-region svg:x="1.111cm" svg:y="0.384cm" svg:width="9.95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B13" chart:class="chart:scatter">
            <chart:domain table:cell-range-address="Sheet4.A3:Sheet4.A13"/>
            <chart:regression-curve chart:style-name="ch7">
              <chart:equation chart:display-equation="true" chart:display-r-square="false" svg:x="1.599cm" svg:y="5.42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4.A3:Sheet4.A13</svg:desc>
                </draw:g>
              </table:table-cell>
              <table:table-cell office:value-type="float" office:value="NaN">
                <text:p>NaN</text:p>
                <draw:g>
                  <svg:desc>Sheet4.B3:Sheet4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">
                <text:p>1.5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">
                <text:p>1.99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6">
                <text:p>2.26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5">
                <text:p>2.8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8">
                <text:p>3.5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0.504">
                <text:p>0.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1" style:family="chart" style:data-style-name="N2"/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5" style:family="chart">
      <style:chart-properties chart:solid-type="cuboid" chart:symbol-type="named-symbol" chart:symbol-name="square" chart:symbol-width="0.25cm" chart:symbol-height="0.25cm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117cm" svg:height="9.581cm" xlink:href=".." xlink:type="simple" chart:class="chart:scatter" chart:style-name="ch1">
        <chart:legend svg:x="16.606cm" svg:y="0.556cm" style:legend-expansion="custom" chartooo:width="3.073cm" chartooo:height="8.578cm" style:legend-expansion-aspect-ratio="0.358242014455584" chart:style-name="ch2"/>
        <chart:plot-area chart:style-name="ch3" table:cell-range-address="Sheet5.J3:Sheet5.K11 Sheet5.J1:Sheet5.J1 Sheet5.A1:Sheet5.A1 Sheet5.B4:Sheet5.B11 Sheet5.D1:Sheet5.D1 Sheet5.E3:Sheet5.E9 Sheet5.G1:Sheet5.G1 Sheet5.H3:Sheet5.H13" chart:data-source-has-labels="row" svg:x="0.453cm" svg:y="0.133cm" svg:width="15.504cm" svg:height="9.138cm">
          <chartooo:coordinate-region svg:x="1.244cm" svg:y="0.336cm" svg:width="14.603cm" svg:height="8.28cm"/>
          <chart:axis chart:dimension="x" chart:name="primary-x" chart:style-name="ch4">
            <chart:title svg:x="7.796cm" svg:y="9.013cm" chart:style-name="ch5">
              <text:p>I (A)</text:p>
            </chart:title>
          </chart:axis>
          <chart:axis chart:dimension="y" chart:name="primary-y" chart:style-name="ch6">
            <chart:title svg:x="0cm" svg:y="5.259cm" chart:style-name="ch7">
              <text:p>Vo (V)</text:p>
            </chart:title>
            <chart:grid chart:style-name="ch8" chart:class="major"/>
          </chart:axis>
          <chart:series chart:style-name="ch9" chart:values-cell-range-address="Sheet5.K3:Sheet5.K11" chart:label-cell-address="Sheet5.J1:Sheet5.J1" chart:class="chart:scatter">
            <chart:domain table:cell-range-address="Sheet5.J3:Sheet5.J11"/>
            <chart:regression-curve chart:style-name="ch10">
              <chart:equation chart:display-equation="true" chart:display-r-square="false" svg:x="19.601cm" svg:y="1.367cm" chart:style-name="ch11"/>
            </chart:regression-curve>
            <chart:data-point chart:style-name="ch12"/>
            <chart:data-point chart:repeated="8"/>
          </chart:series>
          <chart:series chart:style-name="ch13" chart:values-cell-range-address="Sheet5.B4:Sheet5.B11" chart:label-cell-address="Sheet5.A1:Sheet5.A1" chart:class="chart:scatter">
            <chart:domain table:cell-range-address="Sheet5.A4:Sheet5.A11"/>
            <chart:regression-curve chart:style-name="ch14">
              <chart:equation chart:display-equation="true" chart:display-r-square="false" svg:x="19.598cm" svg:y="3.459cm" chart:style-name="ch11"/>
            </chart:regression-curve>
            <chart:data-point chart:repeated="3"/>
            <chart:data-point chart:style-name="ch15"/>
            <chart:data-point chart:repeated="4"/>
          </chart:series>
          <chart:series chart:style-name="ch16" chart:values-cell-range-address="Sheet5.E3:Sheet5.E9" chart:label-cell-address="Sheet5.D1:Sheet5.D1" chart:class="chart:scatter">
            <chart:domain table:cell-range-address="Sheet5.D3:Sheet5.D9"/>
            <chart:regression-curve chart:style-name="ch17">
              <chart:equation chart:display-equation="true" chart:display-r-square="false" svg:x="19.502cm" svg:y="5.549cm" chart:style-name="ch11"/>
            </chart:regression-curve>
            <chart:data-point chart:repeated="7"/>
          </chart:series>
          <chart:series chart:style-name="ch18" chart:values-cell-range-address="Sheet5.H3:Sheet5.H13" chart:label-cell-address="Sheet5.G1:Sheet5.G1" chart:class="chart:scatter">
            <chart:domain table:cell-range-address="Sheet5.G3:Sheet5.G13"/>
            <chart:regression-curve chart:style-name="ch19">
              <chart:equation chart:display-equation="true" chart:display-r-square="false" svg:x="19.568cm" svg:y="7.512cm" chart:style-name="ch11"/>
            </chart:regression-curve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v=2</text:p>
                <draw:g>
                  <svg:desc>Sheet5.J1:Sheet5.J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=2.5</text:p>
                <draw:g>
                  <svg:desc>Sheet5.A1:Sheet5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Av=10</text:p>
                <draw:g>
                  <svg:desc>Sheet5.D1:Sheet5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v=20</text:p>
                <draw:g>
                  <svg:desc>Sheet5.G1:Sheet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7">
                <text:p>1.17</text:p>
                <draw:g>
                  <svg:desc>Sheet5.J3:Sheet5.J11</svg:desc>
                </draw:g>
              </table:table-cell>
              <table:table-cell office:value-type="float" office:value="0.306">
                <text:p>0.306</text:p>
                <draw:g>
                  <svg:desc>Sheet5.K3:Sheet5.K11</svg:desc>
                </draw:g>
              </table:table-cell>
              <table:table-cell office:value-type="float" office:value="0.85">
                <text:p>0.85</text:p>
                <draw:g>
                  <svg:desc>Sheet5.A4:Sheet5.A11</svg:desc>
                </draw:g>
              </table:table-cell>
              <table:table-cell office:value-type="float" office:value="0.312">
                <text:p>0.312</text:p>
                <draw:g>
                  <svg:desc>Sheet5.B4:Sheet5.B11</svg:desc>
                </draw:g>
              </table:table-cell>
              <table:table-cell office:value-type="float" office:value="0.58">
                <text:p>0.58</text:p>
                <draw:g>
                  <svg:desc>Sheet5.D3:Sheet5.D9</svg:desc>
                </draw:g>
              </table:table-cell>
              <table:table-cell office:value-type="float" office:value="0.44">
                <text:p>0.44</text:p>
                <draw:g>
                  <svg:desc>Sheet5.E3:Sheet5.E9</svg:desc>
                </draw:g>
              </table:table-cell>
              <table:table-cell office:value-type="float" office:value="0.23">
                <text:p>0.23</text:p>
                <draw:g>
                  <svg:desc>Sheet5.G3:Sheet5.G13</svg:desc>
                </draw:g>
              </table:table-cell>
              <table:table-cell office:value-type="float" office:value="0.6">
                <text:p>0.6</text:p>
                <draw:g>
                  <svg:desc>Sheet5.H3:Sheet5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">
                <text:p>1.55</text:p>
              </table:table-cell>
              <table:table-cell office:value-type="float" office:value="0.36">
                <text:p>0.36</text:p>
              </table:table-cell>
              <table:table-cell office:value-type="float" office:value="1.48">
                <text:p>1.48</text:p>
              </table:table-cell>
              <table:table-cell office:value-type="float" office:value="0.55">
                <text:p>0.55</text:p>
              </table:table-cell>
              <table:table-cell office:value-type="float" office:value="1.1">
                <text:p>1.1</text:p>
              </table:table-cell>
              <table:table-cell office:value-type="float" office:value="0.76">
                <text:p>0.76</text:p>
              </table:table-cell>
              <table:table-cell office:value-type="float" office:value="0.49">
                <text:p>0.4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0.392">
                <text:p>0.392</text:p>
              </table:table-cell>
              <table:table-cell office:value-type="float" office:value="2.1">
                <text:p>2.1</text:p>
              </table:table-cell>
              <table:table-cell office:value-type="float" office:value="0.823">
                <text:p>0.823</text:p>
              </table:table-cell>
              <table:table-cell office:value-type="float" office:value="1.65">
                <text:p>1.65</text:p>
              </table:table-cell>
              <table:table-cell office:value-type="float" office:value="1.2">
                <text:p>1.2</text:p>
              </table:table-cell>
              <table:table-cell office:value-type="float" office:value="0.71">
                <text:p>0.7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">
                <text:p>2.26</text:p>
              </table:table-cell>
              <table:table-cell office:value-type="float" office:value="0.368">
                <text:p>0.368</text:p>
              </table:table-cell>
              <table:table-cell office:value-type="float" office:value="3.26">
                <text:p>3.26</text:p>
              </table:table-cell>
              <table:table-cell office:value-type="float" office:value="1.22">
                <text:p>1.22</text:p>
              </table:table-cell>
              <table:table-cell office:value-type="float" office:value="2.05">
                <text:p>2.05</text:p>
              </table:table-cell>
              <table:table-cell office:value-type="float" office:value="1.56">
                <text:p>1.56</text:p>
              </table:table-cell>
              <table:table-cell office:value-type="float" office:value="1.05">
                <text:p>1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5">
                <text:p>2.85</text:p>
              </table:table-cell>
              <table:table-cell office:value-type="float" office:value="0.448">
                <text:p>0.448</text:p>
              </table:table-cell>
              <table:table-cell office:value-type="float" office:value="3.84">
                <text:p>3.84</text:p>
              </table:table-cell>
              <table:table-cell office:value-type="float" office:value="1.44">
                <text:p>1.44</text:p>
              </table:table-cell>
              <table:table-cell office:value-type="float" office:value="2.55">
                <text:p>2.55</text:p>
              </table:table-cell>
              <table:table-cell office:value-type="float" office:value="2.2">
                <text:p>2.2</text:p>
              </table:table-cell>
              <table:table-cell office:value-type="float" office:value="1.34">
                <text:p>1.3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0.456">
                <text:p>0.456</text:p>
              </table:table-cell>
              <table:table-cell office:value-type="float" office:value="4.18">
                <text:p>4.18</text:p>
              </table:table-cell>
              <table:table-cell office:value-type="float" office:value="1.57">
                <text:p>1.57</text:p>
              </table:table-cell>
              <table:table-cell office:value-type="float" office:value="2.92">
                <text:p>2.92</text:p>
              </table:table-cell>
              <table:table-cell office:value-type="float" office:value="2.56">
                <text:p>2.56</text:p>
              </table:table-cell>
              <table:table-cell office:value-type="float" office:value="1.61">
                <text:p>1.6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8">
                <text:p>3.58</text:p>
              </table:table-cell>
              <table:table-cell office:value-type="float" office:value="0.48">
                <text:p>0.48</text:p>
              </table:table-cell>
              <table:table-cell office:value-type="float" office:value="4.65">
                <text:p>4.65</text:p>
              </table:table-cell>
              <table:table-cell office:value-type="float" office:value="1.76">
                <text:p>1.76</text:p>
              </table:table-cell>
              <table:table-cell office:value-type="float" office:value="3.3">
                <text:p>3.3</text:p>
              </table:table-cell>
              <table:table-cell office:value-type="float" office:value="2.76">
                <text:p>2.76</text:p>
              </table:table-cell>
              <table:table-cell office:value-type="float" office:value="1.84">
                <text:p>1.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496">
                <text:p>0.496</text:p>
              </table:table-cell>
              <table:table-cell office:value-type="float" office:value="4.97">
                <text:p>4.97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">
                <text:p>2.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">
                <text:p>2.5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1">
                <text:p>3.51</text:p>
              </table:table-cell>
              <table:table-cell office:value-type="float" office:value="4.76">
                <text:p>4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cm" xlink:href=".." xlink:type="simple" chart:class="chart:scatter" chart:style-name="ch1">
        <chart:legend svg:x="0cm" svg:y="0cm" style:legend-expansion="custom" chartooo:width="16.005cm" chartooo:height="9cm" style:legend-expansion-aspect-ratio="1.77833333333333" chart:style-name="ch2"/>
        <chart:plot-area chart:style-name="ch3" table:cell-range-address="Sheet3.A3:Sheet3.B9" svg:x="0.32cm" svg:y="0.18cm" svg:width="15.365cm" svg:height="8.64cm">
          <chartooo:coordinate-region svg:x="1.111cm" svg:y="0.383cm" svg:width="14.30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3:Sheet3.B9" chart:class="chart:scatter">
            <chart:domain table:cell-range-address="Sheet3.A3:Sheet3.A9"/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">
                <text:p>0.58</text:p>
                <draw:g>
                  <svg:desc>Sheet3.A3:Sheet3.A9</svg:desc>
                </draw:g>
              </table:table-cell>
              <table:table-cell office:value-type="float" office:value="0.44">
                <text:p>0.44</text:p>
                <draw:g>
                  <svg:desc>Sheet3.B3:Sheet3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">
                <text:p>1.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5">
                <text:p>2.0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">
                <text:p>2.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2">
                <text:p>2.9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">
                <text:p>3.3</text:p>
              </table:table-cell>
              <table:table-cell office:value-type="float" office:value="2.76">
                <text:p>2.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style-name="ch1">
        <chart:legend chart:legend-position="end" svg:x="12.119cm" svg:y="3.944cm" style:legend-expansion="high" chart:style-name="ch2"/>
        <chart:plot-area chart:style-name="ch3" table:cell-range-address="Sheet2.A3:Sheet2.B13 Sheet2.B1:Sheet2.B2" chart:data-source-has-labels="row" svg:x="0.32cm" svg:y="0.18cm" svg:width="11.479cm" svg:height="8.64cm">
          <chartooo:coordinate-region svg:x="1.111cm" svg:y="0.383cm" svg:width="10.578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13" chart:label-cell-address="Sheet2.B1:Sheet2.B2" chart:class="chart:scatter">
            <chart:domain table:cell-range-address="Sheet2.A3:Sheet2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(V)</text:p>
                <text:list>
                  <text:list-item>
                    <text:p/>
                  </text:list-item>
                  <text:list-item>
                    <text:p>Vo(V)</text:p>
                  </text:list-item>
                </text:list>
                <draw:g>
                  <svg:desc>Sheet2.B1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">
                <text:p>0.23</text:p>
                <draw:g>
                  <svg:desc>Sheet2.A3:Sheet2.A13</svg:desc>
                </draw:g>
              </table:table-cell>
              <table:table-cell office:value-type="float" office:value="0.6">
                <text:p>0.6</text:p>
                <draw:g>
                  <svg:desc>Sheet2.B3:Sheet2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">
                <text:p>1.3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">
                <text:p>1.6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">
                <text:p>1.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4">
                <text:p>2.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6">
                <text:p>2.5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1">
                <text:p>3.51</text:p>
              </table:table-cell>
              <table:table-cell office:value-type="float" office:value="4.76">
                <text:p>4.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